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uringArgumentsTest.should_allow_assertions_on_last_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uringArgumentsTest.should_capture_one_arg_even_when_using_vararg_captor_on_nonvararg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uringArgumentsTest.should_say_something_smart_when_mis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pturingArgumentsTest.should_capture_when_stubbing_only_when_entire_invocation_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uringArgumentsTest.captures_correctly_when_captor_used_on_pure_vararg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uringArgumentsTest.should_capture_by_type_using_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uringArgumentsTest.should_capture_by_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uringArgumentsTest.should_capture_multiple_invocations_with_array_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pturingArgumentsTest.should_not_capture_int_by_creating_captor_with_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pturingArgumentsTest.should_print_captor_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pturingArgumentsTest.should_capture_byte_vararg_by_creating_captor_with_primitive_2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uringArgumentsTest.should_allow_assertions_on_captured_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uringArgumentsTest.should_capture_single_vararg_with_array_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uringArgumentsTest.should_not_capture_empty_vararg_with_single_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pturingArgumentsTest.should_capture_int_by_creating_captor_with_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uringArgumentsTest.should_not_capture_multiple_vararg_with_single_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pturingArgumentsTest.should_allow_capturing_for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uringArgumentsTest.captures_correctly_when_captor_used_multiple_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pturingArgumentsTest.should_capture_multiple_invocations_with_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pturingArgumentsTest.should_allow_construction_of_captor_for_a_more_specific_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uringArgumentsTest.should_capture_multiple_vararg_with_array_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uringArgumentsTest.should_not_capture_multiple_vararg_some_null_with_single_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pturingArgumentsTest.should_capture_int_by_creating_captor_with_primitive_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.Person(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uringArgumentsTest.should_capture_single_vararg_with_single_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uringArgumentsTest.should_capture_when_full_arg_list_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pturingArgumentsTest.should_capture_multiple_vararg_some_null_with_array_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uringArgumentsTest.should_capture_byte_vararg_by_creating_captor_with_primitive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pturingArgumentsTest.should_capture_empty_vararg_with_array_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uringArgumentsTest.should_capture_multiple_vararg_with_multiple_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lkEmailService.BulkEmailService( Emai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uringArgumentsTest.should_always_capture_null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lkEmailService.email( Integer ... pers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uringArgumentsTest.should_capture_byte_vararg_by_creating_captor_with_primitive_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uringArgumentsTest.should_capture_byte_vararg_by_creating_captor_with_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uringArgumentsTest.should_allow_construction_of_captor_for_parameterized_type_in_a_convenient_w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pturingArgumentsTest.should_allow_assertions_on_all_captured_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uringArgumentsTest.should_allow_assertions_on_captured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